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text-properties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list-style-name="L1">
      <style:text-properties fo:font-size="12pt" style:text-underline-style="solid" style:text-underline-width="auto" style:text-underline-color="font-color" fo:font-weight="bold" style:font-size-asian="12pt" style:font-weight-asian="bold" style:font-size-complex="12pt" style:font-weight-complex="bold"/>
    </style:style>
    <style:style style:name="T1" style:family="text">
      <style:text-properties style:text-underline-style="none"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rbeit ohne Sonne:</text:p>
      <text:p text:style-name="P1"><text:span text:style-name="T1"/></text:p>
      <text:list xml:id="list5241342445347054354" text:style-name="L1">
        <text:list-item>
          <text:p text:style-name="P3"><text:span text:style-name="T1">es herrscht chaos</text:span></text:p>
        </text:list-item>
        <text:list-item>
          <text:p text:style-name="P3"><text:span text:style-name="T1">auf den Überwachungsvideos ist nichts zu sehen (Kameras haben kurz Schwarzbild, dann ist</text:span></text:p>
          <text:p text:style-name="P3"><text:span text:style-name="T1">Sonne weg)</text:span></text:p>
        </text:list-item>
        <text:list-item>
          <text:p text:style-name="P3"><text:span text:style-name="T1">Überall schrillt Alarm</text:span></text:p>
        </text:list-item>
        <text:list-item>
          <text:p text:style-name="P3"><text:span text:style-name="T1">Arbeit läuft auf Notstrom</text:span></text:p>
        </text:list-item>
        <text:list-item>
          <text:p text:style-name="P3"><text:span text:style-name="T1">Sicherheitsdienst befragt Leute</text:span></text:p>
        </text:list-item>
      </text:list>
      <text:p text:style-name="P2"><text:span text:style-name="T1"/></text:p>
      <text:p text:style-name="P2"><text:span text:style-name="T1"/></text:p>
      <text:p text:style-name="P2"><text:span text:style-name="T1">Die Tore von SolarTec stehen weit offen. Schon in der Eingangshalle kommen die ratlos dreinschauende Menschen entgegen – das pure Entsetzen steht ihnen ins Gesicht geschrieben. Auch du bist kreidebleich, als du die Büroräume betrittst. Die Firma hat auf Notstandsbetrieb umgeschalten und ein Atom - Aggregat versorgt das Gebäude. Das schrille Warnsignal des Alarms erfüllt den Raum. Deine Kollegen laufen chaotisch und planlos umher, keiner scheint wirklich zu wissen, was zu tun ist. Auf dem großen Hauptmonitor läuft in Dauerschleife das Video vom verschwinden der Mini-Sonne. Nur einen kurzen Moment wird die Aufzeichnung schwarz und die Sonne ist verschwunden. Der firmeneigene Sicherheitsdienst hat das Kommando übernommen und befragt wahllos Angestellte. Jeder ist verdächtig. </text:span></text:p>
      <text:p text:style-name="P2"><text:span text:style-name="T1"/></text:p>
      <text:p text:style-name="P2"><text:span text:style-name="T1"/></text:p>
      <text:p text:style-name="P2"><text:span text:style-name="T1">The companies gates are wide open. The main hall is full of clueless people - <text:s/>you can clearly see the horror in their eyes. You, too, are as white as a sheet, as you enter the open-plan office. SolarTec just activated emergency operation and a atomic unit provides energy for the building. The piercing sound of the alarm spaces the room. Your colleagues are running around in panic, it looks like nobody has an idea, what to do. The big main monitor shows a surveillance video of the disappearing of the sun. Just a short moment of <text:s/>the screen blacking out is enough and the sun is gone. SolarTec´s security service has taken over control and asks out random employees. Everybody is suspiciou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8M51S</meta:editing-duration>
    <meta:editing-cycles>7</meta:editing-cycles>
    <meta:generator>OpenOffice/4.1.3$Win32 OpenOffice.org_project/413m1$Build-9783</meta:generator>
    <dc:date>2017-11-19T21:21:35.61</dc:date>
    <dc:creator>Nico Enders</dc:creator>
    <meta:document-statistic meta:table-count="0" meta:image-count="0" meta:object-count="0" meta:page-count="1" meta:paragraph-count="9" meta:word-count="273" meta:character-count="1697"/>
    <meta:user-defined meta:name="Info 1"/>
    <meta:user-defined meta:name="Info 2"/>
    <meta:user-defined meta:name="Info 3"/>
    <meta:user-defined meta:name="Info 4"/>
  </office:meta>
</office:document-meta>
</file>